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6cm" draw:marker-end-width="0.26cm" draw:fill-color="#cfe7f5" draw:textarea-horizontal-align="justify" draw:textarea-vertical-align="middle" draw:auto-grow-height="false" fo:min-height="0.65cm" fo:min-width="6.9cm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000000" draw:marker-start-width="0.26cm" draw:marker-end-width="0.26cm" draw:fill-color="#ccffff" draw:textarea-horizontal-align="justify" draw:textarea-vertical-align="middle" draw:auto-grow-height="false" fo:min-height="0.65cm" fo:min-width="6.9cm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000000" draw:marker-start-width="0.26cm" draw:marker-end-width="0.26cm" draw:fill-color="#ffffcc" draw:textarea-horizontal-align="justify" draw:textarea-vertical-align="middle" draw:auto-grow-height="false" fo:min-height="2.65cm" fo:min-width="6.9cm" fo:padding-top="0.135cm" fo:padding-bottom="0.135cm" fo:padding-left="0.26cm" fo:padding-right="0.26cm"/>
    </style:style>
    <style:style style:name="gr4" style:family="graphic" style:parent-style-name="standard">
      <style:graphic-properties svg:stroke-width="0.02cm" svg:stroke-color="#000000" draw:marker-start-width="0.26cm" draw:marker-end-width="0.26cm" draw:fill-color="#ffffcc" draw:textarea-horizontal-align="justify" draw:textarea-vertical-align="middle" draw:auto-grow-height="false" fo:min-height="1.65cm" fo:min-width="6.9cm" fo:padding-top="0.135cm" fo:padding-bottom="0.135cm" fo:padding-left="0.26cm" fo:padding-right="0.26cm"/>
    </style:style>
    <style:style style:name="gr5" style:family="graphic" style:parent-style-name="standard">
      <style:graphic-properties svg:stroke-width="0.02cm" svg:stroke-color="#000000" draw:marker-start-width="0.26cm" draw:marker-end-width="0.26cm" draw:fill-color="#cccccc" draw:textarea-horizontal-align="justify" draw:textarea-vertical-align="middle" draw:auto-grow-height="false" fo:min-height="0.65cm" fo:min-width="6.9cm" fo:padding-top="0.135cm" fo:padding-bottom="0.135cm" fo:padding-left="0.26cm" fo:padding-right="0.26cm"/>
    </style:style>
    <style:style style:name="gr6" style:family="graphic" style:parent-style-name="standard">
      <style:graphic-properties svg:stroke-width="0.02cm" svg:stroke-color="#000000" draw:marker-start-width="0.26cm" draw:marker-end-width="0.26cm" draw:fill-color="#ffffcc" draw:textarea-horizontal-align="justify" draw:textarea-vertical-align="middle" draw:auto-grow-height="false" fo:min-height="0.65cm" fo:min-width="6.9cm" fo:padding-top="0.135cm" fo:padding-bottom="0.135cm" fo:padding-left="0.26cm" fo:padding-right="0.26cm"/>
    </style:style>
    <style:style style:name="gr7" style:family="graphic" style:parent-style-name="standard">
      <style:graphic-properties svg:stroke-width="0.02cm" svg:stroke-color="#000000" draw:marker-start-width="0.26cm" draw:marker-end-width="0.26cm" draw:fill-color="#cccccc" draw:textarea-horizontal-align="justify" draw:textarea-vertical-align="middle" draw:auto-grow-height="false" fo:min-height="3.649cm" fo:min-width="6.9cm" fo:padding-top="0.135cm" fo:padding-bottom="0.135cm" fo:padding-left="0.26cm" fo:padding-right="0.26cm"/>
    </style:style>
    <style:style style:name="gr8" style:family="graphic" style:parent-style-name="standard">
      <style:graphic-properties svg:stroke-width="0.02cm" svg:stroke-color="#000000" draw:marker-start-width="0.26cm" draw:marker-end-width="0.26cm" draw:fill-color="#e6e6e6" draw:textarea-horizontal-align="justify" draw:textarea-vertical-align="middle" draw:auto-grow-height="false" fo:min-height="0.65cm" fo:min-width="6.9cm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loext:graphic-properties draw:fill-color="#cfe7f5"/>
      <style:paragraph-properties fo:text-align="center"/>
    </style:style>
    <style:style style:name="P3" style:family="paragraph">
      <loext:graphic-properties draw:fill-color="#ccffff"/>
      <style:paragraph-properties fo:text-align="center"/>
    </style:style>
    <style:style style:name="P4" style:family="paragraph">
      <loext:graphic-properties draw:fill-color="#ffffcc"/>
      <style:paragraph-properties fo:text-align="center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loext:graphic-properties draw:fill-color="#e6e6e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4cm" svg:height="0.9cm" svg:x="1cm" svg:y="2cm">
          <text:p text:style-name="P1">STOR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7.4cm" svg:height="0.9cm" svg:x="1cm" svg:y="4.003cm">
          <text:p text:style-name="P1">VIEW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4cm" svg:height="0.9cm" svg:x="1cm" svg:y="12.799cm">
          <text:p text:style-name="P1">STOR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7.4cm" svg:height="0.9cm" svg:x="1.001cm" svg:y="16.8cm">
          <text:p text:style-name="P1">MODEL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7.4cm" svg:height="0.9cm" svg:x="1.001cm" svg:y="18.8cm">
          <text:p text:style-name="P1">VIEW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4cm" svg:height="0.9cm" svg:x="1.002cm" svg:y="21.801cm">
          <text:p text:style-name="P1">DISPLAY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7.4cm" svg:height="2.9cm" svg:x="1cm" svg:y="13.8cm">
          <text:p text:style-name="P1">Load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draw:layer="layout" svg:width="7.4cm" svg:height="1.9cm" svg:x="1cm" svg:y="19.8cm">
          <text:p text:style-name="P1">Rende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7.4cm" svg:height="0.9cm" svg:x="8.501cm" svg:y="2.001cm">
          <text:p text:style-name="P1">Tap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7.4cm" svg:height="0.9cm" svg:x="8.501cm" svg:y="4.004cm">
          <text:p text:style-name="P1">Video RAM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4" draw:layer="layout" svg:width="7.4cm" svg:height="0.9cm" svg:x="1cm" svg:y="3.001cm">
          <text:p text:style-name="P1">Load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7.4cm" svg:height="0.9cm" svg:x="8.501cm" svg:y="12.8cm">
          <text:p text:style-name="P1">Hard Disk Platte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5" draw:layer="layout" svg:width="7.4cm" svg:height="3.899cm" svg:x="8.502cm" svg:y="15.801cm">
          <text:p text:style-name="P1">Applicati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7.4cm" svg:height="0.9cm" svg:x="8.503cm" svg:y="21.802cm">
          <text:p text:style-name="P1">Scree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4" draw:layer="layout" svg:width="7.4cm" svg:height="0.9cm" svg:x="1cm" svg:y="17.8cm">
          <text:p text:style-name="P1">Compos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6" draw:layer="layout" svg:width="7.4cm" svg:height="0.9cm" svg:x="8.501cm" svg:y="3.002cm">
          <text:p text:style-name="P1">ROM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6" draw:layer="layout" svg:width="7.4cm" svg:height="0.9cm" svg:x="8.501cm" svg:y="13.801cm">
          <text:p text:style-name="P1">Hard Disk Firmwar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6" draw:layer="layout" svg:width="7.4cm" svg:height="0.9cm" svg:x="8.503cm" svg:y="14.803cm">
          <text:p text:style-name="P1">Operating System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6" draw:layer="layout" svg:width="7.4cm" svg:height="0.9cm" svg:x="8.501cm" svg:y="19.801cm">
          <text:p text:style-name="P1">Operating System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6" draw:layer="layout" svg:width="7.4cm" svg:height="0.9cm" svg:x="8.501cm" svg:y="20.801cm">
          <text:p text:style-name="P1">Graphics Card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4cm" svg:height="0.9cm" svg:x="1cm" svg:y="6.002cm">
          <text:p text:style-name="P1">DISPLAY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7.4cm" svg:height="0.9cm" svg:x="8.501cm" svg:y="6.003cm">
          <text:p text:style-name="P1">TV Scree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4" draw:layer="layout" svg:width="7.4cm" svg:height="0.9cm" svg:x="1cm" svg:y="5.004cm">
          <text:p text:style-name="P1">Rende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6" draw:layer="layout" svg:width="7.4cm" svg:height="0.9cm" svg:x="8.501cm" svg:y="5.005cm">
          <text:p text:style-name="P1">ULA Chip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3T21:59:22.076299000</meta:creation-date>
    <meta:generator>LibreOffice/5.2.6.2$MacOSX_X86_64 LibreOffice_project/a3100ed2409ebf1c212f5048fbe377c281438fdc</meta:generator>
    <dc:date>2017-04-30T21:13:40.434395000</dc:date>
    <meta:editing-duration>P1DT12H25M48S</meta:editing-duration>
    <meta:editing-cycles>11</meta:editing-cycles>
    <meta:document-statistic meta:object-count="24"/>
  </office:meta>
</office:document-meta>
</file>